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17.399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2"/>
        <table:table-row table:style-name="ro1">
          <table:table-cell table:style-name="ce1" office:value-type="string">
            <text:p><text:span text:style-name="T1">Test du Site Orinoco</text:span>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table:style-name="ce3" office:value-type="string">
            <text:p>Action : quand l'internaute...</text:p>
          </table:table-cell>
          <table:table-cell table:style-name="ce3" office:value-type="string">
            <text:p>Réaction</text:p>
          </table:table-cell>
          <table:table-cell table:style-name="ce3" office:value-type="string">
            <text:p>Erreur</text:p>
          </table:table-cell>
          <table:table-cell table:number-columns-repeated="7"/>
        </table:table-row>
        <table:table-row table:style-name="ro2">
          <table:table-cell office:value-type="string">
            <text:p><text:s/>arrive sur la page d'accueil</text:p>
          </table:table-cell>
          <table:table-cell office:value-type="string">
            <text:p>Tous les produits disponibles s'affichent</text:p>
          </table:table-cell>
          <table:table-cell office:value-type="string">
            <text:p>Un message d'erreur s'affiche</text:p>
          </table:table-cell>
          <table:table-cell table:number-columns-repeated="7"/>
        </table:table-row>
        <table:table-row table:style-name="ro2">
          <table:table-cell office:value-type="string">
            <text:p>clique sur le lien Accueil</text:p>
          </table:table-cell>
          <table:table-cell office:value-type="string">
            <text:p>Il est redirigé vers le même URL (page d'accueil)</text:p>
          </table:table-cell>
          <table:table-cell office:value-type="string">
            <text:p>page blanche</text:p>
          </table:table-cell>
          <table:table-cell table:number-columns-repeated="7"/>
        </table:table-row>
        <table:table-row table:style-name="ro2">
          <table:table-cell office:value-type="string">
            <text:p>Clique sur le lien panier</text:p>
          </table:table-cell>
          <table:table-cell office:value-type="string">
            <text:p>Il est redirigé vers l'URL de la page panier</text:p>
          </table:table-cell>
          <table:table-cell office:value-type="string">
            <text:p>page blanche</text:p>
          </table:table-cell>
          <table:table-cell table:number-columns-repeated="7"/>
        </table:table-row>
        <table:table-row table:style-name="ro2">
          <table:table-cell office:value-type="string">
            <text:p>clique sur le bouton &lt;en savoir plus!&gt;</text:p>
          </table:table-cell>
          <table:table-cell office:value-type="string">
            <text:p>il est redirigé vers l'URL de la page produit</text:p>
          </table:table-cell>
          <table:table-cell office:value-type="string">
            <text:p>Un message d'erreur s'affiche</text:p>
          </table:table-cell>
          <table:table-cell table:number-columns-repeated="7"/>
        </table:table-row>
        <table:table-row table:style-name="ro2">
          <table:table-cell office:value-type="string">
            <text:p>clique sur la les options</text:p>
          </table:table-cell>
          <table:table-cell office:value-type="string">
            <text:p>les choix s'affichent dans un menu déroulant </text:p>
          </table:table-cell>
          <table:table-cell table:number-columns-repeated="8"/>
        </table:table-row>
        <table:table-row table:style-name="ro4">
          <table:table-cell office:value-type="string">
            <text:p>clique sur le bouton &lt;ajouter au panier!&gt;</text:p>
          </table:table-cell>
          <table:table-cell office:value-type="string">
            <text:p>il est redirigé vers la page panier contenant un récapitulatif de la commande et un formulaire qu'on l'invite à remplir</text:p>
          </table:table-cell>
          <table:table-cell table:number-columns-repeated="8"/>
        </table:table-row>
        <table:table-row table:style-name="ro2">
          <table:table-cell office:value-type="string">
            <text:p>clique sur le bouton &lt;retirer&gt;</text:p>
          </table:table-cell>
          <table:table-cell office:value-type="string">
            <text:p>suppression de l'article du tableau récapitulatif de la commande</text:p>
          </table:table-cell>
          <table:table-cell table:number-columns-repeated="8"/>
        </table:table-row>
        <table:table-row table:style-name="ro2">
          <table:table-cell office:value-type="string">
            <text:p>clique sur bouton &lt;confirmer l'achat&gt;</text:p>
          </table:table-cell>
          <table:table-cell office:value-type="string">
            <text:p>Il est redirigé vers l'URL de la page confirmation montrant la référence et le prix total de la commande</text:p>
          </table:table-cell>
          <table:table-cell office:value-type="string">
            <text:p>Un message d'erreur s'affiche, invitant l'internaute bien remplir les champs du formulaire</text:p>
          </table:table-cell>
          <table:table-cell table:number-columns-repeated="7"/>
        </table:table-row>
        <table:table-row table:style-name="ro2" table:number-rows-repeated="8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9">09/10/2020</text:date>, <text:time>00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ric batina</meta:initial-creator>
    <meta:creation-date>2020-10-09T00:12:22.12</meta:creation-date>
    <dc:date>2020-10-09T00:41:38.70</dc:date>
    <dc:creator>cedric batina</dc:creator>
    <meta:editing-duration>PT13M16S</meta:editing-duration>
    <meta:editing-cycles>1</meta:editing-cycles>
    <meta:document-statistic meta:table-count="3" meta:cell-count="25" meta:object-count="0"/>
    <meta:generator>OpenOffice/4.1.7$Win32 OpenOffice.org_project/417m1$Build-9800</meta:generator>
  </office:meta>
</office:document-meta>
</file>